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06fd5" officeooo:paragraph-rsid="00006fd5"/>
    </style:style>
    <style:style style:name="P2" style:family="paragraph" style:parent-style-name="Text_20_body">
      <style:text-properties officeooo:rsid="0000a1b8" officeooo:paragraph-rsid="0000a1b8"/>
    </style:style>
    <style:style style:name="P3" style:family="paragraph" style:parent-style-name="Text_20_body">
      <style:text-properties officeooo:paragraph-rsid="0002a332"/>
    </style:style>
    <style:style style:name="P4" style:family="paragraph" style:parent-style-name="Text_20_body" style:list-style-name="L2">
      <style:text-properties officeooo:paragraph-rsid="00022233"/>
    </style:style>
    <style:style style:name="P5" style:family="paragraph" style:parent-style-name="Text_20_body" style:list-style-name="L2">
      <style:text-properties officeooo:rsid="0002a332" officeooo:paragraph-rsid="0002a332"/>
    </style:style>
    <style:style style:name="P6" style:family="paragraph" style:parent-style-name="Text_20_body">
      <style:text-properties officeooo:rsid="0002a332" officeooo:paragraph-rsid="0002a332"/>
    </style:style>
    <style:style style:name="P7" style:family="paragraph" style:parent-style-name="Text_20_body">
      <style:text-properties officeooo:rsid="0002c6f9" officeooo:paragraph-rsid="0002c6f9"/>
    </style:style>
    <style:style style:name="P8" style:family="paragraph" style:parent-style-name="Text_20_body">
      <style:text-properties officeooo:rsid="0003de97" officeooo:paragraph-rsid="0003de97"/>
    </style:style>
    <style:style style:name="P9" style:family="paragraph" style:parent-style-name="Heading_20_1">
      <style:text-properties officeooo:rsid="00006fd5" officeooo:paragraph-rsid="00006fd5"/>
    </style:style>
    <style:style style:name="P10" style:family="paragraph" style:parent-style-name="Heading_20_1">
      <style:text-properties officeooo:rsid="0002c6f9" officeooo:paragraph-rsid="0002c6f9"/>
    </style:style>
    <style:style style:name="P11" style:family="paragraph" style:parent-style-name="Title">
      <style:text-properties officeooo:rsid="00006fd5" officeooo:paragraph-rsid="00006fd5"/>
    </style:style>
    <style:style style:name="T1" style:family="text">
      <style:text-properties officeooo:rsid="0000a1b8"/>
    </style:style>
    <style:style style:name="T2" style:family="text">
      <style:text-properties officeooo:rsid="00022233"/>
    </style:style>
    <style:style style:name="T3" style:family="text">
      <style:text-properties officeooo:rsid="0002c6f9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PARK Symbol Table Structure</text:p>
      <text:h text:style-name="P9" text:outline-level="1">Overview</text:h>
      <text:p text:style-name="P1">There are certain symbols which are either unique to SPARK Classic or have extra information or checks applied to them. <text:s/>For instance, Own abstract objects are unique to SPARK Classic and packages which contain such objects require extra information and checking regarding the own objects they contain. <text:s/>Similarly, SPARK Classic subprograms have extra information relating to their global objects and their formal specification.</text:p>
      <text:p text:style-name="P2">The design of the new Examiner aims to keep the changes to the abstract tree generated by the front end to an absolute minimum, so a new symbol table is used to contain the extra information required by SPARK Classic. </text:p>
      <text:p text:style-name="P3"><text:span text:style-name="T1">Considering a Classic_Own annotation (translated into an aspect and ultimately a pragma), at the place it occurs, may refer to objects and entities that may have not been declared at that place. <text:s/>A forward reference. <text:s/>For instance, a concrete own object declared in the package to which the Classic_Own annotation applies, or a type which is declared in the package.</text:span></text:p>
      <text:p text:style-name="P6">The front end may assign the wrong entity to a node in a SPARK Classic pragma if analysis is not undertaken during the front end semantic analysis. <text:s/>Unfortunately, this means the new SPARK Examiner has to provide semantic analysis for the SPARK Classic pragma <text:s/>has to be called by the front end and makes some modifications to the Atree.</text:p>
      <text:p text:style-name="P3"><text:span text:style-name="T1">The SPARK Classic pragma semantic analyser must deal with the different scenarios described above:</text:span></text:p>
      <text:list xml:id="list1333897836" text:style-name="L2">
        <text:list-item>
          <text:p text:style-name="P4"><text:span text:style-name="T2">An own object declaration will appear in the Atree as a dissociated node. <text:s/>It may be associated with a concrete object declaration later, otherwise it remains dissociated.</text:span></text:p>
        </text:list-item>
        <text:list-item>
          <text:p text:style-name="P5">The property values in an own or declare annotation may refer to entities in the Atree, for instance a previously defined type, or, for some property values may refer to an entity yet to be declared within the package in which the pragma occurs.</text:p>
        </text:list-item>
      </text:list>
      <text:p text:style-name="P7">For the entities that are declared later in the package it would be useful to interrogate the Atree after the front end processing is complete. <text:s/>This suggests two passes, one during front end semantic analysis and one after the front end processing is complete by the Examiner back end. <text:s/>To improve efficiency, the back end pass might be combined with the checks that the Examiner back end performs, hopefully keeping the back <text:s/>end as a single pass.</text:p>
      <text:h text:style-name="P10" text:outline-level="1">Proposed Structure of the Symbol Table</text:h>
      <text:p text:style-name="P8">As the Atree nodes of a SPARK Classic pragma may be dissociated, a reliable way of identifying such nodes is required. <text:s/>The pragma node itself is not dissociated and so the context of the pragma can be determined from the Atree. <text:s/>From the context of the pragma and, if the dissociated node is an identifier, the identifier string can combined to form a unique name for the item. <text:s/>This can be used as a key into the symbol table or more efficiently an intern of the string could be used.</text:p>
      <text:p text:style-name="P8"><text:soft-page-break/><text:span text:style-name="T3">Some of the extra information that is needed by SPARK takes the form of lists, e.g., global lists. <text:s/>It would be convenient to use the Elist data structure predefined by the front end for such lists. <text:s/>The lists take the form of lists of Atree nodes but the nodes may be dissociated and not useful. <text:s/>To overcome this it is proposed there is a second table which maps nodes representing items in SPARK Classic pragmas to the unique names created for the nodes. <text:s/>Again, for efficiency, the intern of the unique name would be associated with the nod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0T16:00:27.618275157</meta:creation-date>
    <dc:date>2022-06-10T17:46:50.780667476</dc:date>
    <meta:editing-duration>PT5M12S</meta:editing-duration>
    <meta:editing-cycles>1</meta:editing-cycles>
    <meta:document-statistic meta:table-count="0" meta:image-count="0" meta:object-count="0" meta:page-count="2" meta:paragraph-count="13" meta:word-count="585" meta:character-count="3424" meta:non-whitespace-character-count="2835"/>
    <meta:generator>LibreOffice/6.1.5.2$Linux_X86_64 LibreOffice_project/10$Build-2</meta:generator>
  </office:meta>
</office:document-meta>
</file>